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1" style:family="text">
      <style:text-properties fo:color="#cc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七个表格：</text:p>
      <text:p text:style-name="Standard"/>
      <text:p text:style-name="Standard">注册时插入：</text:p>
      <text:p text:style-name="Standard">account</text:p>
      <text:p text:style-name="Standard">phone</text:p>
      <text:p text:style-name="Standard">register</text:p>
      <text:p text:style-name="Standard">在一次注册操作中：三张表格的数据分别<text:span text:style-name="T1">独立</text:span>插入，如果有某个表格插入失败，则返回注册失败，并删除<text:span text:style-name="T1">成功插入的部分</text:span>数据，以恢复数据库到之前状态。</text:p>
      <text:p text:style-name="Standard">这样保持数据的完整性，可以避免某人插入了account表格，而没有插入register表格，之后另一人用相同帐号注册的问题</text:p>
      <text:p text:style-name="Standard"/>
      <text:p text:style-name="Standard"/>
      <text:p text:style-name="Standard">以下三个表格只在上面三个表格数据完整时才会加入数据</text:p>
      <text:p text:style-name="Standard">phonebook</text:p>
      <text:p text:style-name="Standard">calllog</text:p>
      <text:p text:style-name="Standard">sms</text:p>
      <text:p text:style-name="Standard"/>
      <text:p text:style-name="Standard"/>
      <text:p text:style-name="Standard">这个表格在任何情况下都会插入数据，之后再补充注册也可以</text:p>
      <text:p text:style-name="Standard">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08T15:57:00</meta:creation-date>
    <dc:date>2013-05-08T20:17:53</dc:date>
    <meta:editing-duration>PT00H09M29S</meta:editing-duration>
    <meta:editing-cycles>6</meta:editing-cycles>
    <meta:generator>OpenOffice.org/3.2$Linux OpenOffice.org_project/320m19$Build-9505</meta:generator>
    <meta:document-statistic meta:table-count="0" meta:image-count="0" meta:object-count="0" meta:page-count="1" meta:paragraph-count="13" meta:word-count="95" meta:character-count="239"/>
  </office:meta>
</office:document-meta>
</file>